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1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DRIANA DE SOUZA VEIGA</text:p>
          </table:table-cell>
          <table:table-cell office:value-type="string" table:style-name="ce5">
            <text:p>MELHORADO</text:p>
          </table:table-cell>
          <table:table-cell office:value-type="float" office:value="53981392287" table:style-name="ce5">
            <text:p>53981392287</text:p>
          </table:table-cell>
          <table:table-cell office:value-type="date" office:date-value="2025-09-24T00:00:00" table:style-name="ce6">
            <text:p>24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ALA VAGNER GONÇALVES Nº14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MICHELE CARVALHO DOS SANTOS</text:p>
          </table:table-cell>
          <table:table-cell office:value-type="string" table:style-name="ce5">
            <text:p>MELHORADO</text:p>
          </table:table-cell>
          <table:table-cell office:value-type="float" office:value="53984041212" table:style-name="ce5">
            <text:p>53984041212</text:p>
          </table:table-cell>
          <table:table-cell office:value-type="date" office:date-value="2025-09-24T00:00:00" table:style-name="ce6">
            <text:p>24/09/25</text:p>
          </table:table-cell>
          <table:table-cell office:value-type="string" table:style-name="ce5">
            <text:p>F313</text:p>
          </table:table-cell>
          <table:table-cell office:value-type="string" table:style-name="ce4">
            <text:p>RUA <text:s/>DR. MANOEL CIPRIANO DE MORES Nº311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RICHARD DUARTE LESSA</text:p>
          </table:table-cell>
          <table:table-cell office:value-type="string" table:style-name="ce5">
            <text:p>MELHORADO</text:p>
          </table:table-cell>
          <table:table-cell office:value-type="float" office:value="53991910455" table:style-name="ce5">
            <text:p>53991910455</text:p>
          </table:table-cell>
          <table:table-cell office:value-type="date" office:date-value="2025-09-24T00:00:00" table:style-name="ce6">
            <text:p>24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EZ <text:s/>Nº6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LEMOS SILVEIRA</text:p>
          </table:table-cell>
          <table:table-cell office:value-type="string" table:style-name="ce5">
            <text:p>MELHORADO</text:p>
          </table:table-cell>
          <table:table-cell office:value-type="float" office:value="53991302576" table:style-name="ce5">
            <text:p>53991302576</text:p>
          </table:table-cell>
          <table:table-cell office:value-type="date" office:date-value="2025-09-24T00:00:00" table:style-name="ce6">
            <text:p>24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ETE <text:s text:c="2"/>Nº20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ITORIA GUEDES NAWWAS</text:p>
          </table:table-cell>
          <table:table-cell office:value-type="string" table:style-name="ce5">
            <text:p>MELHORADO</text:p>
          </table:table-cell>
          <table:table-cell office:value-type="float" office:value="53991981460" table:style-name="ce5">
            <text:p>53991981460</text:p>
          </table:table-cell>
          <table:table-cell office:value-type="date" office:date-value="2025-09-24T00:00:00" table:style-name="ce6">
            <text:p>24/09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MAGDA COSTA <text:s/>Nº838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RICIO BORGES BEHLING</text:p>
          </table:table-cell>
          <table:table-cell office:value-type="string" table:style-name="ce5">
            <text:p>MELHORADO</text:p>
          </table:table-cell>
          <table:table-cell office:value-type="float" office:value="53984613995" table:style-name="ce5">
            <text:p>53984613995</text:p>
          </table:table-cell>
          <table:table-cell office:value-type="date" office:date-value="2025-09-25T00:00:00" table:style-name="ce6">
            <text:p>25/09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TRAVESSA SETE <text:s/>Nº58 LOT DARCY RIBEIRO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EFERSON DA SILVA DE SOUZA</text:p>
          </table:table-cell>
          <table:table-cell office:value-type="string" table:style-name="ce5">
            <text:p>MELHORADO</text:p>
          </table:table-cell>
          <table:table-cell office:value-type="float" office:value="53991260833" table:style-name="ce5">
            <text:p>53991260833</text:p>
          </table:table-cell>
          <table:table-cell office:value-type="date" office:date-value="2025-09-25T00:00:00" table:style-name="ce6">
            <text:p>25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VINTE E OITO <text:s/>Nº268 PESTANO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DREIA MOREIRA DE SOUZA</text:p>
          </table:table-cell>
          <table:table-cell office:value-type="string" table:style-name="ce5">
            <text:p>MELHORADO</text:p>
          </table:table-cell>
          <table:table-cell office:value-type="float" office:value="53991775708" table:style-name="ce5">
            <text:p>53991775708</text:p>
          </table:table-cell>
          <table:table-cell office:value-type="date" office:date-value="2025-09-25T00:00:00" table:style-name="ce6">
            <text:p>25/09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AVENIDA PINEIRO MACHADO Nº182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RANCIELEN BARBOSA SOARES GONÇALVES</text:p>
          </table:table-cell>
          <table:table-cell office:value-type="string" table:style-name="ce5">
            <text:p>MELHORADO</text:p>
          </table:table-cell>
          <table:table-cell office:value-type="float" office:value="5332792095" table:style-name="ce5">
            <text:p>5332792095</text:p>
          </table:table-cell>
          <table:table-cell office:value-type="date" office:date-value="2025-09-28T00:00:00" table:style-name="ce6">
            <text:p>28/09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MARIO REQUIAO GASTAUD OLIVEIRA Nº366</text:p>
          </table:table-cell>
          <table:table-cell office:value-type="string" table:style-name="ce9">
            <text:p>CAPS PORT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IZ CARLOS RODRIGUES AIRES</text:p>
          </table:table-cell>
          <table:table-cell office:value-type="string" table:style-name="ce5">
            <text:p>MELHORADO</text:p>
          </table:table-cell>
          <table:table-cell office:value-type="float" office:value="53991408026" table:style-name="ce5">
            <text:p>53991408026</text:p>
          </table:table-cell>
          <table:table-cell office:value-type="date" office:date-value="2025-09-26T00:00:00" table:style-name="ce6">
            <text:p>26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EUZEBIO DE QUEIROZ <text:s/>Nº624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ICE PEREIRA DOS SANTOS</text:p>
          </table:table-cell>
          <table:table-cell office:value-type="string" table:style-name="ce5">
            <text:p>MELHORADO</text:p>
          </table:table-cell>
          <table:table-cell office:value-type="float" office:value="53999888064" table:style-name="ce5">
            <text:p>53999888064</text:p>
          </table:table-cell>
          <table:table-cell office:value-type="date" office:date-value="2025-09-26T00:00:00" table:style-name="ce6">
            <text:p>26/09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AV GIOVANE GUIMARAES <text:s/>Nº104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STELA RODRIGUES XAVIER</text:p>
          </table:table-cell>
          <table:table-cell office:value-type="string" table:style-name="ce5">
            <text:p>MELHORADO</text:p>
          </table:table-cell>
          <table:table-cell office:value-type="float" office:value="53984226838" table:style-name="ce5">
            <text:p>53984226838</text:p>
          </table:table-cell>
          <table:table-cell office:value-type="date" office:date-value="2025-09-26T00:00:00" table:style-name="ce6">
            <text:p>26/09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AVENIDA GUADALAJARA <text:s/>Nº36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LIZANDRA ALBUQUERQUE ALVES</text:p>
          </table:table-cell>
          <table:table-cell office:value-type="string" table:style-name="ce5">
            <text:p>MELHORADO</text:p>
          </table:table-cell>
          <table:table-cell office:value-type="float" office:value="53984050657" table:style-name="ce5">
            <text:p>53984050657</text:p>
          </table:table-cell>
          <table:table-cell office:value-type="date" office:date-value="2025-09-28T00:00:00" table:style-name="ce6">
            <text:p>28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JK DE OLVEIRA <text:s/>Nº7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THAIS SOARES DUARTE</text:p>
          </table:table-cell>
          <table:table-cell office:value-type="string" table:style-name="ce5">
            <text:p>MELHORADO</text:p>
          </table:table-cell>
          <table:table-cell office:value-type="float" office:value="53991344141" table:style-name="ce5">
            <text:p>53991344141</text:p>
          </table:table-cell>
          <table:table-cell office:value-type="date" office:date-value="2025-09-26T00:00:00" table:style-name="ce6">
            <text:p>26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OCTAVIO PEIXOTO <text:s/>Nº821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Usuário do Windows</meta:initial-creator>
    <dc:creator>Recepção Coordenação</dc:creator>
    <meta:creation-date>2016-07-13T11:42:24Z</meta:creation-date>
    <dc:date>2025-09-29T17:56:08Z</dc:date>
    <meta:print-date>2024-06-07T20:11:09Z</meta:print-date>
    <meta:editing-cycles>4109</meta:editing-cycles>
    <meta:editing-duration>PT4597053S</meta:editing-duration>
  </office:meta>
</office:document-meta>
</file>